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Rubik" svg:font-family="Rubik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/>
    </style:style>
    <style:style style:name="T1" style:family="text">
      <style:text-properties fo:font-variant="normal" fo:text-transform="none" fo:color="#232323" loext:opacity="100%" style:font-name="Rubik" fo:font-size="9.60000038146973pt" fo:letter-spacing="normal" fo:font-style="normal" fo:font-weight="normal"/>
    </style:style>
    <style:style style:name="T2" style:family="text">
      <style:text-properties fo:font-variant="normal" fo:text-transform="none" fo:color="#232323" loext:opacity="100%" style:font-name="Rubik" fo:font-size="9.60000038146973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ffffff" loext:opacity="100%" style:font-name="Rubik" fo:font-size="9.60000038146973pt" fo:letter-spacing="normal" fo:font-style="normal" fo:font-weight="normal"/>
    </style:style>
    <style:style style:name="T4" style:family="text">
      <style:text-properties fo:font-variant="normal" fo:text-transform="none" style:font-name="Rubik" fo:font-size="9.60000038146973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he galaxy-wide known cult Shine Tomorrow has taken over the Energy Generators in the Center of the Galaxy, and you must wreck their plans!<text:line-break/>Jump into battle in this new side-scrolling shoot’em-up with many new unlockable weapon types and face enemies and obstacles from every corner of the Milkdromeda Galaxy.<text:line-break/><text:line-break/>Spacewing is also joined by Jimble, an extraterrestrial bounty hunter who can be controlled by a second player at any time. Destroy your enemies as you make your way through a galaxy of wonders, and gather enough power to reach Energy Generators and uncover this conspiracy!<text:line-break/><text:line-break/>With a stylish 16-bit vibe, this gripping sci-fi adventure features accessible yet intense mechanics in the form of quick weapon swapping, along with many secret areas and strange transformations that change the way the game plays. </text:span></text:p>
      <text:p text:style-name="P1"><text:span text:style-name="T1"/></text:p>
      <text:p text:style-name="P2"><text:span text:style-name="T4"/></text:p>
      <text:p text:style-name="P2"><text:span text:style-name="T4"/></text:p>
      <text:p text:style-name="P2"><text:span text:style-name="T4">The Avanto-Darks, invaders from Planet Mavros, have descended on Earth to claim it as their new home, and it’s up to you to stop them!<text:line-break/><text:line-break/>Spacewing War is a side-scrolling shoot’em up inspired by handheld genre classics. Presented in 4-tone pixel art style, this action-packed space adventure blends light-hearted sci-fi storytelling and deceptively simple mechanics with the depth of weapon-juggling and tons of secrets to discover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Rubik" svg:font-family="Rubik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3-05-24T01:09:11.288000000</dc:date>
    <meta:editing-duration>PT20M48S</meta:editing-duration>
    <meta:editing-cycles>6</meta:editing-cycles>
    <meta:document-statistic meta:table-count="0" meta:image-count="0" meta:object-count="0" meta:page-count="1" meta:paragraph-count="2" meta:word-count="198" meta:character-count="1251" meta:non-whitespace-character-count="1050"/>
  </office:meta>
</office:document-meta>
</file>